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dauk" fo:font-size="18pt" officeooo:rsid="0012598b" officeooo:paragraph-rsid="0012598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Padauk" fo:font-size="18pt" officeooo:rsid="0012598b" officeooo:paragraph-rsid="0012598b" style:font-size-asian="15.75pt" style:font-size-complex="18pt"/>
    </style:style>
    <style:style style:name="P3" style:family="paragraph" style:parent-style-name="Heading_20_3">
      <style:paragraph-properties fo:text-align="start" style:justify-single-word="false"/>
      <style:text-properties style:font-name="Padauk" fo:font-size="12pt" officeooo:rsid="0012598b" officeooo:paragraph-rsid="0012598b" style:font-size-asian="10.5pt" style:font-size-complex="12pt"/>
    </style:style>
    <style:style style:name="P4" style:family="paragraph" style:parent-style-name="Text_20_body">
      <style:text-properties style:font-name="Padauk" officeooo:rsid="0012598b"/>
    </style:style>
    <style:style style:name="P5" style:family="paragraph" style:parent-style-name="Standard">
      <style:paragraph-properties fo:text-align="start" style:justify-single-word="false"/>
      <style:text-properties style:font-name="Padauk" fo:font-size="12pt" officeooo:rsid="0012598b" officeooo:paragraph-rsid="0012598b" style:font-size-asian="10.5pt" style:font-size-complex="12pt"/>
    </style:style>
    <style:style style:name="P6" style:family="paragraph" style:parent-style-name="Heading_20_3">
      <style:text-properties style:font-name="Padauk" officeooo:rsid="0012598b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atic Analysis Assignment</text:p>
      <text:p text:style-name="P2">Topic: Duolingo – A language learning app</text:p>
      <text:p text:style-name="P2"/>
      <text:h text:style-name="P3" text:outline-level="3">Interview 1 – Mark (Casual Learner, Age 24)</text:h>
      <text:p text:style-name="P4"><text:span text:style-name="T1">Interviewer:</text:span> How would you describe your overall engagement with the app's gamified features? <text:span text:style-name="T1">Mark:</text:span> It’s a double-edged sword. The streak is what keeps me coming back, but it feels like a chore sometimes. If I’m busy, I just do a "streak freeze" lesson which doesn't really help me learn.</text:p>
      <text:p text:style-name="P4"><text:span text:style-name="T1">Interviewer:</text:span> Can you tell me about any usability issues you've encountered while navigating the lessons? <text:line-break/><text:span text:style-name="T1">Mark:</text:span> Sometimes the buttons for the word bank are too small. On my phone, I often tap the wrong word by accident and lose a "heart," which is really annoying.</text:p>
      <text:p text:style-name="P4"><text:span text:style-name="T1">Interviewer:</text:span> To what extent do you feel the app is effective in teaching you a new language for real-world use? <text:line-break/><text:span text:style-name="T1">Mark:</text:span> It’s great for vocabulary, but I’d be lost in a real conversation. It doesn't explain <text:span text:style-name="T2">why</text:span> a sentence is structured a certain way; it just tells me I’m wrong.</text:p>
      <text:p text:style-name="P4"><text:span text:style-name="T1">Interviewer:</text:span> What specific obstacles or frustrations do you face during your daily learning routine? <text:span text:style-name="T1">Mark:</text:span> The notifications are too aggressive. If I haven’t practiced by noon, the owl starts "guilt-tripping" me. It makes me want to delete the app rather than open it.</text:p>
      <text:p text:style-name="P4"><text:span text:style-name="T1">Interviewer:</text:span> Are there any UI elements or notifications that you find particularly confusing or distracting? <text:span text:style-name="T1">Mark:</text:span> The "Leagues" section. I don't really understand how the points are calculated, and seeing people with 10,000 points makes me feel like I'm fail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soft-page-break/>Interview 2 – Elena (Professional, Age 39)</text:h>
      <text:p text:style-name="P4"><text:span text:style-name="T1">Interviewer:</text:span> How would you describe your overall engagement with the app's gamified features? <text:span text:style-name="T1">Elena:</text:span> I like the animations, but the leaderboards are distracting. I find myself playing to "win" the league rather than actually focusing on the French I’m supposed to be learning.</text:p>
      <text:p text:style-name="P4"><text:span text:style-name="T1">Interviewer:</text:span> Can you tell me about any usability issues you've encountered while navigating the lessons? <text:line-break/><text:span text:style-name="T1">Elena:</text:span> The "Speaking" exercises often glitch. I’ll say the correct phrase clearly, but the app says it can't hear me or marks it red. I usually just turn those off now.</text:p>
      <text:p text:style-name="P4"><text:span text:style-name="T1">Interviewer:</text:span> To what extent do you feel the app is effective in teaching you a new language for real-world use? <text:line-break/><text:span text:style-name="T1">Elena:</text:span> It's okay for the basics, but the sentences are weird. Like, I don’t need to know how to say "The horse is eating an apple under the table" in a business meeting.</text:p>
      <text:p text:style-name="P4"><text:span text:style-name="T1">Interviewer:</text:span> What specific obstacles or frustrations do you face during your daily learning routine? <text:span text:style-name="T1">Elena:</text:span> The "Heart System." If I make five mistakes while trying to learn a hard concept, I'm locked out unless I pay or wait. It punishes me for actually trying to learn.</text:p>
      <text:p text:style-name="P4"><text:span text:style-name="T1">Interviewer:</text:span> Are there any UI elements or notifications that you find particularly confusing or distracting? <text:line-break/><text:span text:style-name="T1">Elena:</text:span> The path is very long now. It’s hard to scroll back and find a specific grammar lesson I did last week. The organization feels a bit mess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3"><text:soft-page-break/>Interview 3 – David (Student, Age 20)</text:h>
      <text:p text:style-name="P4"><text:span text:style-name="T1">Interviewer:</text:span> How would you describe your overall engagement with the app's gamified features? <text:span text:style-name="T1">David:</text:span> I love the gems and the shop, but the ads after every single lesson are exhausting. It breaks my flow and makes me lose interest after just five minutes.</text:p>
      <text:p text:style-name="P4"><text:span text:style-name="T1">Interviewer:</text:span> Can you tell me about any usability issues you've encountered while navigating the lessons? <text:line-break/><text:span text:style-name="T1">David:</text:span> Sometimes the audio doesn't play for the listening tasks. I have to restart the app to get the sound back, which is a major pain when I'm on the bus.</text:p>
      <text:p text:style-name="P4"><text:span text:style-name="T1">Interviewer:</text:span> To what extent do you feel the app is effective in teaching you a new language for real-world use? <text:line-break/><text:span text:style-name="T1">David:</text:span> I feel like I'm just matching symbols. I can pass a level, but if you asked me to write a paragraph from scratch, I couldn't do it. There’s not enough "free-form" practice.</text:p>
      <text:p text:style-name="P4"><text:span text:style-name="T1">Interviewer:</text:span> What specific obstacles or frustrations do you face during your daily learning routine? <text:span text:style-name="T1">David:</text:span> The difficulty spikes. It goes from "The cat is blue" to complex past-tense verbs with no explanation in between. It’s a huge jump.</text:p>
      <text:p text:style-name="P4"><text:span text:style-name="T1">Interviewer:</text:span> Are there any UI elements or notifications that you find particularly confusing or distracting? <text:line-break/><text:span text:style-name="T1">David:</text:span> The "Super Duolingo" pop-ups. They appear so often that I’ve almost accidentally clicked "Buy" several times. It feels very pushy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adauk" svg:font-family="Padauk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9:26:07.214264156</meta:creation-date>
    <dc:date>2026-03-31T19:31:53.960994011</dc:date>
    <meta:editing-duration>PT5M47S</meta:editing-duration>
    <meta:editing-cycles>1</meta:editing-cycles>
    <meta:document-statistic meta:table-count="0" meta:image-count="0" meta:object-count="0" meta:page-count="4" meta:paragraph-count="20" meta:word-count="702" meta:character-count="4203" meta:non-whitespace-character-count="3509"/>
    <meta:generator>LibreOffice/25.8.5.2$Linux_X86_64 LibreOffice_project/580$Build-2</meta:generator>
  </office:meta>
</office:document-meta>
</file>